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5cm" fo:min-width="5.87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5cm" fo:min-width="5.9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6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68cm"/>
    </style:style>
    <style:style style:name="gr8" style:family="graphic" style:parent-style-name="standard">
      <style:graphic-properties draw:fill-color="#ffffff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FreeSerif" fo:font-size="14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text-properties style:font-name="FreeSerif" fo:font-size="14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FreeSerif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FreeSerif" fo:font-size="14pt" style:font-size-asian="14pt" style:font-size-complex="14pt"/>
    </style:style>
    <style:style style:name="T1" style:family="text">
      <style:text-properties style:font-name="FreeSerif" fo:font-size="14pt" style:font-size-asian="12pt" style:font-size-complex="12pt"/>
    </style:style>
    <style:style style:name="T2" style:family="text">
      <style:text-properties style:text-position="0% 100%" style:font-name="FreeSerif" fo:font-size="14pt" style:font-size-asian="12pt" style:font-size-complex="12pt"/>
    </style:style>
    <style:style style:name="T3" style:family="text">
      <style:text-properties style:text-position="-33% 58%" style:font-name="FreeSerif" fo:font-size="14pt" style:font-size-asian="12pt" style:font-size-complex="12pt"/>
    </style:style>
    <style:style style:name="T4" style:family="text">
      <style:text-properties style:font-name="Free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379cm" svg:height="2.2cm" svg:x="10.791cm" svg:y="8.1cm">
          <text:p text:style-name="P1"><text:span text:style-name="T1">Controller</text:span></text:p>
          <text:p text:style-name="P1"><text:span text:style-name="T1">(P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2.2cm" svg:x="19.191cm" svg:y="8.1cm">
          <text:p text:style-name="P1"><text:span text:style-name="T1">Plant </text:span></text:p>
          <text:p text:style-name="P1"><text:span text:style-name="T1">(dx/dt=f(x,u)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09cm" svg:y1="9.2cm" svg:x2="10.8cm" svg:y2="9.3cm">
          <text:p/>
        </draw:line>
        <draw:line draw:style-name="gr3" draw:text-style-name="P3" draw:layer="layout" svg:x1="1.8cm" svg:y1="8.2cm" svg:x2="4.6cm" svg:y2="8.2cm">
          <text:p/>
        </draw:line>
        <draw:line draw:style-name="gr3" draw:text-style-name="P3" draw:layer="layout" svg:x1="25.591cm" svg:y1="9.101cm" svg:x2="27.978cm" svg:y2="9.2cm">
          <text:p/>
        </draw:line>
        <draw:line draw:style-name="gr4" draw:text-style-name="P3" draw:layer="layout" svg:x1="26cm" svg:y1="9.1cm" svg:x2="26cm" svg:y2="13.1cm">
          <text:p/>
        </draw:line>
        <draw:line draw:style-name="gr5" draw:text-style-name="P3" draw:layer="layout" svg:x1="5.4cm" svg:y1="13.1cm" svg:x2="26cm" svg:y2="13.1cm">
          <text:p/>
        </draw:line>
        <draw:line draw:style-name="gr3" draw:text-style-name="P3" draw:layer="layout" svg:x1="5.4cm" svg:y1="13.1cm" svg:x2="5.4cm" svg:y2="10.3cm">
          <text:p/>
        </draw:line>
        <draw:frame draw:style-name="gr6" draw:text-style-name="P4" draw:layer="layout" svg:width="1.907cm" svg:height="0.922cm" svg:x="7.751cm" svg:y="8.278cm">
          <draw:text-box>
            <text:p><text:span text:style-name="T1">Error 2</text:span></text:p>
          </draw:text-box>
        </draw:frame>
        <draw:frame draw:style-name="gr7" draw:text-style-name="P4" draw:layer="layout" svg:width="1.518cm" svg:height="0.922cm" svg:x="2.293cm" svg:y="7.2cm">
          <draw:text-box>
            <text:p><text:span text:style-name="T2">x</text:span><text:span text:style-name="T3">ref1 </text:span><text:span text:style-name="T1"><text:s text:c="2"/></text:span></text:p>
          </draw:text-box>
        </draw:frame>
        <draw:custom-shape draw:style-name="gr8" draw:text-style-name="P5" draw:layer="layout" svg:width="2.4cm" svg:height="2.5cm" svg:x="4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4cm" svg:height="0.962cm" svg:x="5cm" svg:y="9.2cm">
          <draw:text-box>
            <text:p>-</text:p>
          </draw:text-box>
        </draw:frame>
        <draw:frame draw:style-name="gr9" draw:text-style-name="P6" draw:layer="layout" svg:width="2.2cm" svg:height="0.962cm" svg:x="4cm" svg:y="8.638cm">
          <draw:text-box>
            <text:p>+</text:p>
          </draw:text-box>
        </draw:frame>
        <draw:line draw:style-name="gr3" draw:text-style-name="P3" draw:layer="layout" svg:x1="17.2cm" svg:y1="8.4cm" svg:x2="19.179cm" svg:y2="8.4cm">
          <text:p/>
        </draw:line>
        <draw:frame draw:style-name="gr10" draw:text-style-name="P4" draw:layer="layout" svg:width="1.175cm" svg:height="0.802cm" svg:x="17.636cm" svg:y="7.502cm">
          <draw:text-box>
            <text:p><text:span text:style-name="T1">T1 </text:span></text:p>
          </draw:text-box>
        </draw:frame>
        <draw:line draw:style-name="gr3" draw:text-style-name="P3" draw:layer="layout" svg:x1="17.17cm" svg:y1="9.298cm" svg:x2="19.149cm" svg:y2="9.298cm">
          <text:p/>
        </draw:line>
        <draw:frame draw:style-name="gr10" draw:text-style-name="P4" draw:layer="layout" svg:width="1.175cm" svg:height="0.802cm" svg:x="17.606cm" svg:y="8.4cm">
          <draw:text-box>
            <text:p><text:span text:style-name="T1">T2 </text:span></text:p>
          </draw:text-box>
        </draw:frame>
        <draw:line draw:style-name="gr3" draw:text-style-name="P3" draw:layer="layout" svg:x1="17.212cm" svg:y1="10.196cm" svg:x2="19.191cm" svg:y2="10.196cm">
          <text:p/>
        </draw:line>
        <draw:frame draw:style-name="gr10" draw:text-style-name="P4" draw:layer="layout" svg:width="1.175cm" svg:height="0.802cm" svg:x="17.648cm" svg:y="9.298cm">
          <draw:text-box>
            <text:p><text:span text:style-name="T1">T3 </text:span></text:p>
          </draw:text-box>
        </draw:frame>
        <draw:line draw:style-name="gr3" draw:text-style-name="P3" draw:layer="layout" svg:x1="6.409cm" svg:y1="8.278cm" svg:x2="10.8cm" svg:y2="8.378cm">
          <text:p/>
        </draw:line>
        <draw:frame draw:style-name="gr6" draw:text-style-name="P4" draw:layer="layout" svg:width="2.03cm" svg:height="0.922cm" svg:x="7.551cm" svg:y="7.478cm">
          <draw:text-box>
            <text:p><text:span text:style-name="T1">Error 1 </text:span></text:p>
          </draw:text-box>
        </draw:frame>
        <draw:line draw:style-name="gr3" draw:text-style-name="P3" draw:layer="layout" svg:x1="6.409cm" svg:y1="10.062cm" svg:x2="10.8cm" svg:y2="10.162cm">
          <text:p/>
        </draw:line>
        <draw:frame draw:style-name="gr6" draw:text-style-name="P4" draw:layer="layout" svg:width="1.907cm" svg:height="0.922cm" svg:x="7.751cm" svg:y="9.14cm">
          <draw:text-box>
            <text:p><text:span text:style-name="T1">Error 3</text:span></text:p>
          </draw:text-box>
        </draw:frame>
        <draw:line draw:style-name="gr3" draw:text-style-name="P3" draw:layer="layout" svg:x1="1.8cm" svg:y1="9.2cm" svg:x2="4.2cm" svg:y2="9.2cm">
          <text:p/>
        </draw:line>
        <draw:frame draw:style-name="gr7" draw:text-style-name="P4" draw:layer="layout" svg:width="1.518cm" svg:height="0.922cm" svg:x="2.293cm" svg:y="8.2cm">
          <draw:text-box>
            <text:p><text:span text:style-name="T2">x</text:span><text:span text:style-name="T3">ref2 </text:span><text:span text:style-name="T1"><text:s text:c="2"/></text:span></text:p>
          </draw:text-box>
        </draw:frame>
        <draw:line draw:style-name="gr3" draw:text-style-name="P3" draw:layer="layout" svg:x1="1.8cm" svg:y1="10cm" svg:x2="4.6cm" svg:y2="10cm">
          <text:p/>
        </draw:line>
        <draw:frame draw:style-name="gr7" draw:text-style-name="P4" draw:layer="layout" svg:width="1.518cm" svg:height="0.922cm" svg:x="2.293cm" svg:y="9.022cm">
          <draw:text-box>
            <text:p><text:span text:style-name="T2">x</text:span><text:span text:style-name="T3">ref3 </text:span><text:span text:style-name="T1"><text:s text:c="2"/></text:span></text:p>
          </draw:text-box>
        </draw:frame>
        <draw:line draw:style-name="gr5" draw:text-style-name="P3" draw:layer="layout" svg:x1="6cm" svg:y1="15cm" svg:x2="26.6cm" svg:y2="15cm">
          <text:p/>
        </draw:line>
        <draw:line draw:style-name="gr5" draw:text-style-name="P3" draw:layer="layout" svg:x1="4.8cm" svg:y1="17cm" svg:x2="27.2cm" svg:y2="17cm">
          <text:p/>
        </draw:line>
        <draw:line draw:style-name="gr3" draw:text-style-name="P3" draw:layer="layout" svg:x1="6cm" svg:y1="15cm" svg:x2="6cm" svg:y2="10.3cm">
          <text:p/>
        </draw:line>
        <draw:line draw:style-name="gr3" draw:text-style-name="P3" draw:layer="layout" svg:x1="4.8cm" svg:y1="17cm" svg:x2="4.8cm" svg:y2="10.3cm">
          <text:p/>
        </draw:line>
        <draw:line draw:style-name="gr4" draw:text-style-name="P3" draw:layer="layout" svg:x1="26.6cm" svg:y1="9.2cm" svg:x2="26.6cm" svg:y2="15cm">
          <text:p/>
        </draw:line>
        <draw:line draw:style-name="gr4" draw:text-style-name="P3" draw:layer="layout" svg:x1="27.2cm" svg:y1="9.2cm" svg:x2="27.2cm" svg:y2="17cm">
          <text:p/>
        </draw:line>
        <draw:frame draw:style-name="gr11" draw:text-style-name="P8" draw:layer="layout" svg:width="5.2cm" svg:height="0.962cm" svg:x="14cm" svg:y="12cm">
          <draw:text-box>
            <text:p text:style-name="P7"><text:span text:style-name="T4">Measurement 1</text:span></text:p>
          </draw:text-box>
        </draw:frame>
        <draw:frame draw:style-name="gr11" draw:text-style-name="P8" draw:layer="layout" svg:width="5.2cm" svg:height="0.962cm" svg:x="14cm" svg:y="14cm">
          <draw:text-box>
            <text:p text:style-name="P7"><text:span text:style-name="T4">Measurement 2</text:span></text:p>
          </draw:text-box>
        </draw:frame>
        <draw:frame draw:style-name="gr11" draw:text-style-name="P8" draw:layer="layout" svg:width="5.2cm" svg:height="0.962cm" svg:x="14cm" svg:y="16cm">
          <draw:text-box>
            <text:p text:style-name="P7"><text:span text:style-name="T4">Measurement 3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6:22:32.270357973</meta:creation-date>
    <meta:generator>LibreOffice/5.1.6.2$Linux_X86_64 LibreOffice_project/10m0$Build-2</meta:generator>
    <dc:date>2018-11-24T16:42:24.912134348</dc:date>
    <meta:editing-duration>PT8M42S</meta:editing-duration>
    <meta:editing-cycles>1</meta:editing-cycles>
    <meta:document-statistic meta:object-count="59"/>
  </office:meta>
</office:document-meta>
</file>